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8896in" table:align="margins"/>
    </style:style>
    <style:style style:name="Table1.A" style:family="table-column">
      <style:table-column-properties style:column-width="0.2576in" style:rel-column-width="371*"/>
    </style:style>
    <style:style style:name="Table1.B" style:family="table-column">
      <style:table-column-properties style:column-width="2.3556in" style:rel-column-width="3392*"/>
    </style:style>
    <style:style style:name="Table1.C" style:family="table-column">
      <style:table-column-properties style:column-width="0.4417in" style:rel-column-width="636*"/>
    </style:style>
    <style:style style:name="Table1.D" style:family="table-column">
      <style:table-column-properties style:column-width="0.3882in" style:rel-column-width="559*"/>
    </style:style>
    <style:style style:name="Table1.F" style:family="table-column">
      <style:table-column-properties style:column-width="0.4236in" style:rel-column-width="610*"/>
    </style:style>
    <style:style style:name="Table1.G" style:family="table-column">
      <style:table-column-properties style:column-width="0.4361in" style:rel-column-width="628*"/>
    </style:style>
    <style:style style:name="Table1.H" style:family="table-column">
      <style:table-column-properties style:column-width="0.5069in" style:rel-column-width="730*"/>
    </style:style>
    <style:style style:name="Table1.I" style:family="table-column">
      <style:table-column-properties style:column-width="0.4056in" style:rel-column-width="584*"/>
    </style:style>
    <style:style style:name="Table1.J" style:family="table-column">
      <style:table-column-properties style:column-width="0.7083in" style:rel-column-width="1020*"/>
    </style:style>
    <style:style style:name="Table1.K" style:family="table-column">
      <style:table-column-properties style:column-width="0.5778in" style:rel-column-width="832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style:vertical-align="middle" fo:padding="0.0382in" fo:border="0.05pt solid #000000"/>
    </style:style>
    <style:style style:name="Table2" style:family="table">
      <style:table-properties style:width="6.8896in" table:align="margins"/>
    </style:style>
    <style:style style:name="Table2.A" style:family="table-column">
      <style:table-column-properties style:column-width="0.2576in" style:rel-column-width="371*"/>
    </style:style>
    <style:style style:name="Table2.B" style:family="table-column">
      <style:table-column-properties style:column-width="2.3556in" style:rel-column-width="3392*"/>
    </style:style>
    <style:style style:name="Table2.C" style:family="table-column">
      <style:table-column-properties style:column-width="0.4417in" style:rel-column-width="636*"/>
    </style:style>
    <style:style style:name="Table2.D" style:family="table-column">
      <style:table-column-properties style:column-width="0.3882in" style:rel-column-width="559*"/>
    </style:style>
    <style:style style:name="Table2.F" style:family="table-column">
      <style:table-column-properties style:column-width="0.4236in" style:rel-column-width="610*"/>
    </style:style>
    <style:style style:name="Table2.G" style:family="table-column">
      <style:table-column-properties style:column-width="0.4361in" style:rel-column-width="628*"/>
    </style:style>
    <style:style style:name="Table2.H" style:family="table-column">
      <style:table-column-properties style:column-width="0.5069in" style:rel-column-width="730*"/>
    </style:style>
    <style:style style:name="Table2.I" style:family="table-column">
      <style:table-column-properties style:column-width="0.4056in" style:rel-column-width="584*"/>
    </style:style>
    <style:style style:name="Table2.J" style:family="table-column">
      <style:table-column-properties style:column-width="0.7083in" style:rel-column-width="1020*"/>
    </style:style>
    <style:style style:name="Table2.K" style:family="table-column">
      <style:table-column-properties style:column-width="0.5778in" style:rel-column-width="83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="0.05pt solid #000000"/>
    </style:style>
    <style:style style:name="Table3" style:family="table">
      <style:table-properties style:width="6.8896in" table:align="margins"/>
    </style:style>
    <style:style style:name="Table3.A" style:family="table-column">
      <style:table-column-properties style:column-width="2.6132in" style:rel-column-width="3763*"/>
    </style:style>
    <style:style style:name="Table3.B" style:family="table-column">
      <style:table-column-properties style:column-width="0.4417in" style:rel-column-width="636*"/>
    </style:style>
    <style:style style:name="Table3.C" style:family="table-column">
      <style:table-column-properties style:column-width="0.3882in" style:rel-column-width="559*"/>
    </style:style>
    <style:style style:name="Table3.E" style:family="table-column">
      <style:table-column-properties style:column-width="0.4243in" style:rel-column-width="611*"/>
    </style:style>
    <style:style style:name="Table3.F" style:family="table-column">
      <style:table-column-properties style:column-width="0.4347in" style:rel-column-width="626*"/>
    </style:style>
    <style:style style:name="Table3.G" style:family="table-column">
      <style:table-column-properties style:column-width="0.5035in" style:rel-column-width="725*"/>
    </style:style>
    <style:style style:name="Table3.H" style:family="table-column">
      <style:table-column-properties style:column-width="0.4104in" style:rel-column-width="591*"/>
    </style:style>
    <style:style style:name="Table3.I" style:family="table-column">
      <style:table-column-properties style:column-width="0.7076in" style:rel-column-width="1019*"/>
    </style:style>
    <style:style style:name="Table3.J" style:family="table-column">
      <style:table-column-properties style:column-width="0.5778in" style:rel-column-width="83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P1" style:family="paragraph" style:parent-style-name="Standard">
      <style:text-properties fo:font-size="2pt" officeooo:paragraph-rsid="001fde12" style:font-size-asian="1.75pt" style:font-size-complex="2pt"/>
    </style:style>
    <style:style style:name="P2" style:family="paragraph" style:parent-style-name="Standard">
      <style:text-properties officeooo:rsid="001d6dba" officeooo:paragraph-rsid="001fde1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63b44e" officeooo:paragraph-rsid="0063b44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paragraph-rsid="0063b4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5c1810" officeooo:paragraph-rsid="005c181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rsid="0058f4a5" officeooo:paragraph-rsid="0058f4a5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bold" officeooo:rsid="0063b44e" officeooo:paragraph-rsid="0063b44e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size="8pt" fo:font-weight="bold" officeooo:rsid="0058f4a5" officeooo:paragraph-rsid="0058f4a5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7pt" fo:font-weight="bold" officeooo:rsid="00685188" officeooo:paragraph-rsid="00685188" style:font-size-asian="7pt" style:font-weight-asian="bold" style:font-size-complex="7pt" style:font-weight-complex="bold"/>
    </style:style>
    <style:style style:name="P14" style:family="paragraph" style:parent-style-name="Heading_20_1">
      <style:paragraph-properties fo:margin-top="0.05in" fo:margin-bottom="0.0098in" loext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P15" style:family="paragraph" style:parent-style-name="Heading_20_2">
      <style:paragraph-properties fo:margin-top="0.05in" fo:margin-bottom="0.0098in" loext:contextual-spacing="false"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officeooo:rsid="0058f4a5"/>
    </style:style>
    <style:style style:name="T2" style:family="text">
      <style:text-properties officeooo:rsid="00300adc"/>
    </style:style>
    <style:style style:name="T3" style:family="text">
      <style:text-properties officeooo:rsid="006668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>Department</text:p>
          </table:table-cell>
          <table:table-cell table:style-name="Table1.A1" office:value-type="string">
            <text:p text:style-name="P8">Present</text:p>
          </table:table-cell>
          <table:table-cell table:style-name="Table1.A1" office:value-type="string">
            <text:p text:style-name="P8">Absent</text:p>
          </table:table-cell>
          <table:table-cell table:style-name="Table1.A1" office:value-type="string">
            <text:p text:style-name="P8">Off <text:span text:style-name="T3">(Pres.)</text:span></text:p>
          </table:table-cell>
          <table:table-cell table:style-name="Table1.A1" office:value-type="string">
            <text:p text:style-name="P8">Annual Leave</text:p>
          </table:table-cell>
          <table:table-cell table:style-name="Table1.A1" office:value-type="string">
            <text:p text:style-name="P8">Sick Leave</text:p>
          </table:table-cell>
          <table:table-cell table:style-name="Table1.A1" office:value-type="string">
            <text:p text:style-name="P8">Maternity Leave</text:p>
          </table:table-cell>
          <table:table-cell table:style-name="Table1.A1" office:value-type="string">
            <text:p text:style-name="P9">Other Leave <text:span text:style-name="T3">(HOL)</text:span></text:p>
          </table:table-cell>
          <table:table-cell table:style-name="Table1.A1" office:value-type="string">
            <text:p text:style-name="P8">Employment Ended</text:p>
          </table:table-cell>
          <table:table-cell table:style-name="Table1.K1" office:value-type="string">
            <text:p text:style-name="P13">Suspension</text:p>
          </table:table-cell>
        </table:table-row>
      </table:table>
      <text:p text:style-name="P2"><text:text-input text:description="&lt;for each=&quot;o in objects&quot;&gt;">Start Dept Loop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>
          <table:table-cell table:style-name="Table2.A1" office:value-type="string">
            <text:p text:style-name="Standard"><text:text-input text:description="&lt;get_no()&gt;">No</text:text-input></text:p>
          </table:table-cell>
          <table:table-cell table:style-name="Table2.A1" office:value-type="string">
            <text:p text:style-name="Standard"><text:text-input text:description="&lt;o.complete_name&gt;">Name</text:text-input></text:p>
          </table:table-cell>
          <table:table-cell table:style-name="Table2.A1" office:value-type="string">
            <text:p text:style-name="P3"><text:text-input text:description="&lt;get_present(o.id)&gt;">D</text:text-input></text:p>
          </table:table-cell>
          <table:table-cell table:style-name="Table2.A1" office:value-type="string">
            <text:p text:style-name="P3"><text:text-input text:description="&lt;get_absent(o.id)&gt;">D</text:text-input></text:p>
          </table:table-cell>
          <table:table-cell table:style-name="Table2.A1" office:value-type="string">
            <text:p text:style-name="P3"><text:text-input text:description="&lt;get_restday(o.id)&gt;">D</text:text-input></text:p>
          </table:table-cell>
          <table:table-cell table:style-name="Table2.A1" office:value-type="string">
            <text:p text:style-name="P3"><text:text-input text:description="&lt;get_al(o.id)&gt;">D</text:text-input></text:p>
          </table:table-cell>
          <table:table-cell table:style-name="Table2.A1" office:value-type="string">
            <text:p text:style-name="P3"><text:text-input text:description="&lt;get_sl(o.id)&gt;">D</text:text-input></text:p>
          </table:table-cell>
          <table:table-cell table:style-name="Table2.A1" office:value-type="string">
            <text:p text:style-name="P3"><text:text-input text:description="&lt;get_ml(o.id)&gt;">D</text:text-input></text:p>
          </table:table-cell>
          <table:table-cell table:style-name="Table2.A1" office:value-type="string">
            <text:p text:style-name="P4"><text:text-input text:description="&lt;get_ol(o.id)&gt;">D</text:text-input></text:p>
          </table:table-cell>
          <table:table-cell table:style-name="Table2.A1" office:value-type="string">
            <text:p text:style-name="P3"><text:text-input text:description="&lt;get_terminated(o.id)&gt;">D</text:text-input></text:p>
          </table:table-cell>
          <table:table-cell table:style-name="Table2.K1" office:value-type="string">
            <text:p text:style-name="P3"/>
          </table:table-cell>
        </table:table-row>
      </table:table>
      <text:p text:style-name="P2"><text:text-input text:description="&lt;/for&gt;">End Dept Loop</text:text-input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7">TOTAL</text:p>
          </table:table-cell>
          <table:table-cell table:style-name="Table3.A1" office:value-type="string">
            <text:p text:style-name="P5"><text:text-input text:description="&lt;get_tot_present()&gt;">T</text:text-input></text:p>
          </table:table-cell>
          <table:table-cell table:style-name="Table3.A1" office:value-type="string">
            <text:p text:style-name="P5"><text:text-input text:description="&lt;get_tot_absent()&gt;">T</text:text-input></text:p>
          </table:table-cell>
          <table:table-cell table:style-name="Table3.A1" office:value-type="string">
            <text:p text:style-name="P5"><text:text-input text:description="&lt;get_tot_restday()&gt;">T</text:text-input></text:p>
          </table:table-cell>
          <table:table-cell table:style-name="Table3.A1" office:value-type="string">
            <text:p text:style-name="P5"><text:text-input text:description="&lt;get_tot_al()&gt;">T</text:text-input></text:p>
          </table:table-cell>
          <table:table-cell table:style-name="Table3.A1" office:value-type="string">
            <text:p text:style-name="P5"><text:text-input text:description="&lt;get_tot_sl()&gt;">T</text:text-input></text:p>
          </table:table-cell>
          <table:table-cell table:style-name="Table3.A1" office:value-type="string">
            <text:p text:style-name="P5"><text:text-input text:description="&lt;get_tot_ml()&gt;">T</text:text-input></text:p>
          </table:table-cell>
          <table:table-cell table:style-name="Table3.A1" office:value-type="string">
            <text:p text:style-name="P6"><text:text-input text:description="&lt;get_tot_ol()&gt;">T</text:text-input></text:p>
          </table:table-cell>
          <table:table-cell table:style-name="Table3.A1" office:value-type="string">
            <text:p text:style-name="P5"><text:text-input text:description="&lt;get_tot_terminated()&gt;">T</text:text-input></text:p>
          </table:table-cell>
          <table:table-cell table:style-name="Table3.J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margin-top="0.05in" fo:margin-bottom="0.0098in" loext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MP2" style:family="paragraph" style:parent-style-name="Heading_20_2">
      <style:paragraph-properties fo:margin-top="0.05in" fo:margin-bottom="0.0098in" loext:contextual-spacing="false" fo:text-align="center" style:justify-single-word="false"/>
      <style:text-properties fo:font-style="normal" style:font-style-asian="normal" style:font-style-complex="normal"/>
    </style:style>
    <style:style style:name="MP3" style:family="paragraph" style:parent-style-name="Standard">
      <style:text-properties fo:font-size="2pt" officeooo:paragraph-rsid="001fde12" style:font-size-asian="1.75pt" style:font-size-complex="2pt"/>
    </style:style>
    <style:style style:name="MT1" style:family="text">
      <style:text-properties officeooo:rsid="0058f4a5"/>
    </style:style>
    <style:style style:name="MT2" style:family="text">
      <style:text-properties officeooo:rsid="00300adc"/>
    </style:style>
    <style:page-layout style:name="Mpm1">
      <style:page-layout-properties fo:page-width="8.2701in" fo:page-height="11.6902in" style:num-format="1" style:print-orientation="portrait" fo:margin-top="0.1902in" fo:margin-bottom="0.7874in" fo:margin-left="0.6902in" fo:margin-right="0.6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text-input text:description="&lt;company.name&gt;">Company</text:text-input></text:h>
        <text:h text:style-name="MP2" text:outline-level="2"><text:span text:style-name="MT1">Daily Manpower Report</text:span> <text:span text:style-name="MT2">for </text:span><text:span text:style-name="MT2"><text:text-input text:description="&lt;get_date()&gt;">Date</text:text-input></text:span></text:h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13T14:59:44</meta:creation-date>
    <dc:date>2018-11-23T15:04:06.221884232</dc:date>
    <meta:editing-duration>PT2H41M53S</meta:editing-duration>
    <meta:editing-cycles>76</meta:editing-cycles>
    <meta:generator>LibreOffice/4.3.7.2$Linux_X86_64 LibreOffice_project/430m0$Build-2</meta:generator>
    <meta:document-statistic meta:table-count="3" meta:image-count="0" meta:object-count="0" meta:page-count="1" meta:paragraph-count="34" meta:word-count="93" meta:character-count="252" meta:non-whitespace-character-count="237"/>
  </office:meta>
</office:document-meta>
</file>